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arial" svg:font-family="arial" style:font-family-generic="swiss"/>
    <style:font-face style:name="Arial3" svg:font-family="Aria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horndale AMT1" svg:font-family="'Thorndale AMT'" style:font-family-generic="swiss" style:font-pitch="variable"/>
    <style:font-face style:name="Arial2" svg:font-family="Arial"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Arial Narrow" fo:font-size="10pt" style:font-size-asian="10pt" style:font-size-complex="10pt"/>
    </style:style>
    <style:style style:name="P3" style:family="paragraph" style:parent-style-name="Standard">
      <style:paragraph-properties fo:text-align="center" style:justify-single-word="false"/>
      <style:text-properties style:font-name="Arial Narrow" fo:font-size="10pt" fo:font-weight="bold" style:font-size-asian="10pt" style:font-weight-asian="bold" style:font-size-complex="10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Arial" fo:font-weight="bold" style:font-weight-asian="bold" style:font-name-complex="Arial"/>
    </style:style>
    <style:style style:name="P5" style:family="paragraph" style:parent-style-name="Standard">
      <style:paragraph-properties fo:margin-top="0.106cm" fo:margin-bottom="0.106cm" fo:text-align="center" style:justify-single-word="false" fo:padding-left="0cm" fo:padding-right="0cm" fo:padding-top="0cm" fo:padding-bottom="0.035cm" fo:border-left="none" fo:border-right="none" fo:border-top="none" fo:border-bottom="0.018cm solid #000000"/>
      <style:text-properties style:font-name="Arial Narrow" fo:font-size="10pt" fo:font-weight="bold" style:font-size-asian="10pt" style:font-weight-asian="bold" style:font-size-complex="10pt"/>
    </style:style>
    <style:style style:name="P6" style:family="paragraph" style:parent-style-name="Standard">
      <style:paragraph-properties fo:margin-top="0.106cm" fo:margin-bottom="0.106cm"/>
      <style:text-properties fo:color="#ff0000" style:font-name="Arial" fo:font-size="16pt" fo:font-weight="bold" style:font-size-asian="16pt" style:font-weight-asian="bold" style:font-name-complex="Arial" style:font-size-complex="16pt"/>
    </style:style>
    <style:style style:name="P7" style:family="paragraph" style:parent-style-name="Standard">
      <style:paragraph-properties fo:margin-top="0.106cm" fo:margin-bottom="0.106cm"/>
      <style:text-properties style:font-name="Arial" fo:font-size="10pt" style:font-size-asian="10pt" style:font-name-complex="Arial" style:font-size-complex="10pt"/>
    </style:style>
    <style:style style:name="P8" style:family="paragraph" style:parent-style-name="Standard">
      <style:paragraph-properties fo:margin-top="0.106cm" fo:margin-bottom="0.106cm"/>
      <style:text-properties style:font-name="Arial" fo:font-style="italic" fo:font-weight="bold" style:font-style-asian="italic" style:font-weight-asian="bold" style:font-name-complex="Arial"/>
    </style:style>
    <style:style style:name="P9" style:family="paragraph" style:parent-style-name="Standard">
      <style:paragraph-properties fo:margin-top="0.106cm" fo:margin-bottom="0.106cm"/>
      <style:text-properties style:font-name="Arial" fo:font-size="8pt" style:font-size-asian="8pt" style:font-name-complex="Arial" style:font-size-complex="8pt"/>
    </style:style>
    <style:style style:name="P10" style:family="paragraph" style:parent-style-name="Standard">
      <style:paragraph-properties fo:margin-top="0.106cm" fo:margin-bottom="0.106cm" style:snap-to-layout-grid="false"/>
      <style:text-properties style:font-name="Arial" fo:font-size="8pt" style:font-size-asian="8pt" style:font-name-complex="Arial" style:font-size-complex="8pt"/>
    </style:style>
    <style:style style:name="P11" style:family="paragraph" style:parent-style-name="Standard">
      <style:paragraph-properties fo:margin-top="0.106cm" fo:margin-bottom="0.106cm" style:snap-to-layout-grid="false"/>
    </style:style>
    <style:style style:name="P12" style:family="paragraph" style:parent-style-name="Standard">
      <style:paragraph-properties fo:margin-top="0.106cm" fo:margin-bottom="0.106cm" fo:break-before="page"/>
      <style:text-properties style:font-name="Arial" fo:font-style="italic" fo:font-weight="bold" style:font-style-asian="italic" style:font-weight-asian="bold" style:font-name-complex="Arial"/>
    </style:style>
    <style:style style:name="P13" style:family="paragraph" style:parent-style-name="Standard">
      <style:paragraph-properties fo:margin-left="0.635cm" fo:margin-right="0cm" fo:margin-top="0.106cm" fo:margin-bottom="0.106cm" fo:text-indent="0cm" style:auto-text-indent="false"/>
      <style:text-properties style:font-name="Arial" fo:font-size="10pt" fo:font-weight="bold" style:font-size-asian="10pt" style:font-weight-asian="bold" style:font-name-complex="Arial" style:font-size-complex="10pt"/>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5"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name-complex="Arial" style:font-size-complex="16pt"/>
    </style:style>
    <style:style style:name="P16" style:family="paragraph" style:parent-style-name="Standard">
      <style:text-properties style:font-name="arial" style:font-name-complex="Arial"/>
    </style:style>
    <style:style style:name="P17" style:family="paragraph" style:parent-style-name="Standard">
      <style:text-properties style:font-name="arial" fo:font-size="10pt" fo:language="es" fo:country="ES" fo:font-style="italic" style:text-underline-style="solid" style:text-underline-width="auto" style:text-underline-color="font-color" fo:font-weight="bold" style:font-size-asian="10pt" style:language-asian="es" style:country-asian="ES" style:font-style-asian="italic" style:font-weight-asian="bold" style:font-name-complex="Arial" style:font-size-complex="10pt"/>
    </style:style>
    <style:style style:name="P18" style:family="paragraph" style:parent-style-name="Standard">
      <style:paragraph-properties fo:text-align="justify" style:justify-single-word="false"/>
      <style:text-properties style:font-name="arial" fo:font-size="10pt" fo:language="es" fo:country="ES" fo:font-style="italic" style:text-underline-style="solid" style:text-underline-width="auto" style:text-underline-color="font-color" fo:font-weight="bold" style:font-size-asian="10pt" style:language-asian="es" style:country-asian="ES" style:font-style-asian="italic" style:font-weight-asian="bold" style:font-size-complex="10pt"/>
    </style:style>
    <style:style style:name="P19" style:family="paragraph" style:parent-style-name="Standard">
      <style:paragraph-properties fo:text-align="justify" style:justify-single-word="false"/>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style>
    <style:style style:name="P2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21" style:family="paragraph" style:parent-style-name="Standard" style:list-style-name="WW8Num2">
      <style:paragraph-properties fo:margin-top="0.106cm" fo:margin-bottom="0.106cm"/>
      <style:text-properties style:font-name="Arial" fo:font-size="10pt" fo:font-weight="bold" style:font-size-asian="10pt" style:font-weight-asian="bold" style:font-name-complex="Arial" style:font-size-complex="10pt"/>
    </style:style>
    <style:style style:name="P22" style:family="paragraph" style:parent-style-name="Standard" style:list-style-name="WW8Num3">
      <style:paragraph-properties fo:margin-top="0.106cm" fo:margin-bottom="0.106cm"/>
      <style:text-properties style:font-name="Arial" fo:font-size="10pt" style:font-size-asian="10pt" style:font-name-complex="Arial" style:font-size-complex="10pt"/>
    </style:style>
    <style:style style:name="P23" style:family="paragraph" style:parent-style-name="Standard">
      <style:paragraph-properties fo:margin-top="0.106cm" fo:margin-bottom="0.106cm" fo:text-align="justify" style:justify-single-word="false"/>
      <style:text-properties style:font-name="arial" fo:font-size="10pt" fo:language="es" fo:country="ES" fo:font-style="italic" style:text-underline-style="solid" style:text-underline-width="auto" style:text-underline-color="font-color" fo:font-weight="bold" style:font-size-asian="10pt" style:language-asian="es" style:country-asian="ES" style:font-style-asian="italic" style:font-weight-asian="bold" style:font-size-complex="10pt"/>
    </style:style>
    <style:style style:name="P24" style:family="paragraph" style:parent-style-name="Standard">
      <style:paragraph-properties fo:margin-top="0.106cm" fo:margin-bottom="0.106cm" fo:text-align="justify" style:justify-single-word="false"/>
      <style:text-properties style:font-name="arial" fo:font-size="10pt" fo:font-style="italic" style:font-size-asian="10pt" style:font-style-asian="italic" style:font-size-complex="10pt"/>
    </style:style>
    <style:style style:name="P25" style:family="paragraph" style:parent-style-name="Standard">
      <style:paragraph-properties fo:margin-top="0.106cm" fo:margin-bottom="0.106cm" fo:text-align="justify" style:justify-single-word="false" fo:break-before="page"/>
      <style:text-properties style:font-name="arial" fo:font-size="10pt" fo:font-style="italic" style:font-size-asian="10pt" style:font-style-asian="italic" style:font-size-complex="10pt"/>
    </style:style>
    <style:style style:name="P26" style:family="paragraph" style:parent-style-name="Standard">
      <style:paragraph-properties fo:text-align="center" style:justify-single-word="false" fo:padding-left="0.141cm" fo:padding-right="0.141cm" fo:padding-top="0.035cm" fo:padding-bottom="0.035cm" fo:border="0.018cm solid #000000"/>
      <style:text-properties style:font-name="arial" fo:font-weight="bold" style:font-weight-asian="bold" style:font-name-complex="Arial"/>
    </style:style>
    <style:style style:name="P27" style:family="paragraph" style:parent-style-name="Standard" style:master-page-name="Standard">
      <style:paragraph-properties style:page-number="auto" fo:padding-left="0cm" fo:padding-right="0cm" fo:padding-top="0cm" fo:padding-bottom="0.035cm" fo:border-left="none" fo:border-right="none" fo:border-top="none" fo:border-bottom="0.018cm solid #000000"/>
    </style:style>
    <style:style style:name="P28" style:family="paragraph" style:parent-style-name="Standard">
      <style:paragraph-properties fo:margin-top="0.141cm" fo:margin-bottom="0.141cm" fo:text-align="justify" style:justify-single-word="false"/>
      <style:text-properties style:font-name="arial" fo:font-size="14pt" fo:font-weight="normal" style:font-size-asian="14pt" style:font-weight-asian="normal" style:font-name-complex="Arial" style:font-size-complex="14pt" style:font-weight-complex="normal"/>
    </style:style>
    <style:style style:name="P29" style:family="paragraph" style:parent-style-name="Standard">
      <style:paragraph-properties fo:margin-top="0.141cm" fo:margin-bottom="0.141cm" fo:text-align="justify" style:justify-single-word="false"/>
    </style:style>
    <style:style style:name="P30" style:family="paragraph" style:parent-style-name="Standard">
      <style:paragraph-properties fo:margin-top="0.141cm" fo:margin-bottom="0.141cm" fo:text-align="justify" style:justify-single-word="false"/>
      <style:text-properties style:font-name="Arial" fo:font-size="11pt" style:font-size-asian="11pt" style:font-name-complex="Arial" style:font-size-complex="11pt"/>
    </style:style>
    <style:style style:name="P31" style:family="paragraph" style:parent-style-name="Standard">
      <style:paragraph-properties fo:margin-top="0.141cm" fo:margin-bottom="0.141cm" fo:text-align="justify" style:justify-single-word="false"/>
      <style:text-properties fo:font-size="12pt" fo:font-weight="bold" style:font-size-asian="12pt" style:font-weight-asian="bold" style:font-size-complex="12pt" style:font-weight-complex="bold"/>
    </style:style>
    <style:style style:name="P32" style:family="paragraph" style:parent-style-name="Standard">
      <style:paragraph-properties fo:margin-top="0.141cm" fo:margin-bottom="0.141cm" fo:text-align="justify" style:justify-single-word="false" fo:break-before="page"/>
      <style:text-properties style:font-name="arial" fo:font-size="14pt" fo:font-weight="normal" style:font-size-asian="14pt" style:font-weight-asian="normal" style:font-name-complex="Arial" style:font-size-complex="14pt" style:font-weight-complex="normal"/>
    </style:style>
    <style:style style:name="P33" style:family="paragraph">
      <style:paragraph-properties fo:text-align="center" style:writing-mode="lr-tb"/>
      <style:text-properties fo:font-size="24pt"/>
    </style:style>
    <style:style style:name="P34" style:family="paragraph">
      <style:paragraph-properties style:writing-mode="lr-tb"/>
    </style:style>
    <style:style style:name="P35" style:family="paragraph">
      <style:paragraph-properties fo:text-align="center" style:writing-mode="lr-tb"/>
      <style:text-properties style:font-name="Arial1"/>
    </style:style>
    <style:style style:name="P36" style:family="paragraph">
      <style:paragraph-properties fo:text-align="center" style:writing-mode="lr-tb"/>
    </style:style>
    <style:style style:name="P37" style:family="paragraph">
      <style:paragraph-properties fo:text-align="center" style:writing-mode="lr-tb"/>
      <style:text-properties style:font-name="arial"/>
    </style:style>
    <style:style style:name="T1" style:family="text">
      <style:text-properties style:font-name="Arial" fo:font-size="8pt" style:font-size-asian="8pt" style:font-name-complex="Arial" style:font-size-complex="8pt"/>
    </style:style>
    <style:style style:name="T2" style:family="text">
      <style:text-properties style:text-position="super 58%" style:font-name="Arial" fo:font-size="8pt" style:font-size-asian="8pt" style:font-name-complex="Arial" style:font-size-complex="8pt"/>
    </style:style>
    <style:style style:name="T3" style:family="text">
      <style:text-properties fo:font-weight="bold"/>
    </style:style>
    <style:style style:name="T4" style:family="text">
      <style:text-properties fo:font-weight="bold" style:font-weight-asian="bold"/>
    </style:style>
    <style:style style:name="T5" style:family="text">
      <style:text-properties style:font-weight-asian="bold"/>
    </style:style>
    <style:style style:name="T6" style:family="text">
      <style:text-properties style:font-name="Arial"/>
    </style:style>
    <style:style style:name="T7" style:family="text">
      <style:text-properties style:font-name="Arial" fo:font-size="11pt" style:font-size-asian="11pt" style:font-name-complex="Arial" style:font-size-complex="11pt"/>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4pt" style:font-size-asian="14pt" style:font-name-complex="Arial" style:font-size-complex="14pt"/>
    </style:style>
    <style:style style:name="T10" style:family="text">
      <style:text-properties style:font-name="Arial" style:font-name-complex="Arial"/>
    </style:style>
    <style:style style:name="T11" style:family="text">
      <style:text-properties fo:font-size="14pt"/>
    </style:style>
    <style:style style:name="T12" style:family="text">
      <style:text-properties style:font-size-asian="14pt"/>
    </style:style>
    <style:style style:name="T13" style:family="text">
      <style:text-properties style:font-size-complex="14pt"/>
    </style:style>
    <style:style style:name="T14" style:family="text">
      <style:text-properties style:font-name-complex="Arial"/>
    </style:style>
    <style:style style:name="T15" style:family="text"/>
    <style:style style:name="T16" style:family="text">
      <style:text-properties style:use-window-font-color="true" style:font-name="Arial1" fo:font-size="11pt" fo:language="es" fo:country="ES" fo:font-weight="bold" style:font-name-asian="Times New Roman" style:font-size-asian="11pt" style:font-weight-asian="bold" style:font-name-complex="Times New Roman" style:font-size-complex="11pt" style:language-complex="ar" style:country-complex="SA"/>
    </style:style>
    <style:style style:name="T17" style:family="text">
      <style:text-properties style:use-window-font-color="true" style:font-name="Arial Narrow" fo:font-size="11pt" fo:language="es" fo:country="ES" fo:font-weight="bold" style:font-name-asian="Times New Roman" style:font-size-asian="11pt" style:font-weight-asian="bold" style:font-name-complex="Times New Roman" style:font-size-complex="11pt" style:language-complex="ar" style:country-complex="SA"/>
    </style:style>
    <style:style style:name="T18" style:family="text">
      <style:text-properties style:use-window-font-color="true" style:font-name="Times New Roman" fo:font-size="11pt" fo:language="es" fo:country="ES" fo:font-weight="bold" style:font-name-asian="Times New Roman" style:font-size-asian="11pt" style:font-weight-asian="bold" style:font-name-complex="Times New Roman" style:font-size-complex="11pt" style:language-complex="ar" style:country-complex="SA"/>
    </style:style>
    <style:style style:name="T19" style:family="text">
      <style:text-properties style:use-window-font-color="true" style:font-name="arial" fo:font-size="11pt" fo:language="es" fo:country="ES" fo:font-weight="bold" style:font-name-asian="Times New Roman" style:font-size-asian="11pt" style:font-weight-asian="bold" style:font-name-complex="Times New Roman" style:font-size-complex="11pt" style:language-complex="ar" style:country-complex="SA"/>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009cm" fo:padding-right="0.009cm" fo:padding-top="0.136cm" fo:padding-bottom="0.136cm" fo:border="0.018cm solid #000000">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026cm" fo:padding-right="0.026cm" fo:padding-top="0.153cm" fo:padding-bottom="0.153cm" fo:border="none">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jercicio resuelto: AGENCIA DE VIAJES</text:p>
      <text:p text:style-name="P20"/>
      <text:p text:style-name="P31"><text:span text:style-name="T10">Especificación de requisitos</text:span></text:p>
      <text:p text:style-name="P29"><text:span text:style-name="T7"/></text:p>
      <text:p text:style-name="P29"><text:span text:style-name="T7">Una agencia de viajes de la ciudad desea renovar su sistema informático. El programa de gestión debe encargarse, básicamente, de recibir las peticiones de los clientes y buscar plazas hoteleras y pasajes de avión que satisfagan esas peticiones.</text:span></text:p>
      <text:p text:style-name="P29"><text:span text:style-name="T7">Cuando un cliente llega a la agencia, realiza una petición de viaje. Esa petición puede consistir en un billete de avión, en una reserva de hotel o en ambas cosas. La petición de viaje incluye la fecha de comienzo del mismo, la fecha de fin, el número de personas que van a realizar el viaje y la ciudad de destino. Además, si se trata de una reserva de hotel, en la petición se ha de indicar la categoría (nº de estrellas) que se desea contratar, el número de habitaciones y su tipo (individual, doble, matrimonio, etc). Y si se trata de un billete de avión, hay que indicar la hora deseada de salida y regreso y el tipo de pasaje que se desea (turista, primera clase, VIP, etc)</text:span></text:p>
      <text:p text:style-name="P30">Con la petición del cliente, la agencia de viajes realiza una primera selección: para el caso de los billetes de avión, busca en su propia base de datos de compañías aéreas los vuelos que mejor se adaptan a las peticiones del cliente. Para las reservas hoteleras, hace lo mismo con su base de datos de hoteles.</text:p>
      <text:p text:style-name="P30">De todas las opciones posibles, el programa debe escoger la que mejor relación calidad-precio presente. Esta elección se ofrecerá al cliente en forma de presupuesto. El presupuesto contiene estos datos: número de presupuesto, nombre del agente que atiende al cliente, fecha, hora, importes parciales desglosados e importe total, además de todos los datos concretos de viaje (hoteles, vuelos, etc.)</text:p>
      <text:p text:style-name="P30">Si el cliente rechaza el presupuesto o no se encuentra nada que encaje con las preferencias del cliente, concluye la entrevista entre cliente y agencia. Si, por el contrario, el cliente encuentra atractiva la oferta, es necesario confirmar que existe la posibilidad real de llevarla a cabo.</text:p>
      <text:p text:style-name="P28"><text:span text:style-name="T7"/></text:p>
      <text:p text:style-name="P32"><text:span text:style-name="T7"/></text:p>
      <text:p text:style-name="P14"/>
      <text:p text:style-name="P15">Una solución para el MODELO DE DATOS</text:p>
      <text:p text:style-name="P16"/>
      <text:p text:style-name="P16"/>
      <text:p text:style-name="P17"><draw:frame draw:style-name="fr2" draw:name="Marco1" text:anchor-type="char" svg:x="-0.012cm" svg:y="0.026cm" svg:width="3.835cm" svg:height="3.2cm" draw:z-index="3"><draw:text-box><text:p text:style-name="P5">ALOJAMIENTOS</text:p><text:p text:style-name="P2">#cod_hotel</text:p><text:p text:style-name="P2">Nombre_hotel</text:p><text:p text:style-name="P2">Num_estrellas</text:p><text:p text:style-name="P2">Dirección_hotel</text:p><text:p text:style-name="P2">Teléfono_hotel</text:p></draw:text-box></draw:frame><draw:frame draw:style-name="fr2" draw:name="Marco2" text:anchor-type="char" svg:x="11.735cm" svg:y="0.344cm" svg:width="3.835cm" svg:height="2.882cm" draw:z-index="33"><draw:text-box><text:p text:style-name="P5">COMPAÑÍAS AÉREAS</text:p><text:p text:style-name="P2">#cod_compañía</text:p><text:p text:style-name="P2">Nombre_compañía</text:p><text:p text:style-name="P2">Teléfono_compañía</text:p><text:p text:style-name="P2"/></draw:text-box></draw:frame></text:p>
      <text:p text:style-name="P16"/>
      <text:p text:style-name="P16"/>
      <text:p text:style-name="P19"/>
      <text:p text:style-name="P19"/>
      <text:p text:style-name="P19"/>
      <text:p text:style-name="P19"/>
      <text:p text:style-name="P18"><draw:line text:anchor-type="char" draw:z-index="19" draw:style-name="gr1" draw:text-style-name="P33" svg:x1="0.635cm" svg:y1="16.958cm" svg:x2="0.635cm" svg:y2="0.319cm"><text:p/></draw:line><draw:line text:anchor-type="char" draw:z-index="17" draw:style-name="gr1" draw:text-style-name="P33" svg:x1="15.24cm" svg:y1="6.481cm" svg:x2="15.24cm" svg:y2="0.131cm"><text:p/></draw:line><draw:line text:anchor-type="char" draw:z-index="12" draw:style-name="gr1" draw:text-style-name="P33" svg:x1="12.33cm" svg:y1="3.515cm" svg:x2="12.33cm" svg:y2="0.319cm"><text:p/></draw:line><draw:line text:anchor-type="char" draw:z-index="5" draw:style-name="gr1" draw:text-style-name="P33" svg:x1="3.168cm" svg:y1="3.513cm" svg:x2="3.168cm" svg:y2="0.319cm"><text:p/></draw:line></text:p>
      <text:p text:style-name="P19"><draw:frame draw:style-name="fr3" draw:name="Marco4" text:anchor-type="char" svg:x="-0.635cm" svg:y="0.219cm" svg:width="1.482cm" svg:height="1.132cm" draw:z-index="26"><draw:text-box><text:p text:style-name="P2">(1,1)</text:p></draw:text-box></draw:frame><draw:frame draw:style-name="fr3" draw:name="Marco5" text:anchor-type="char" svg:x="3.175cm" svg:y="0.162cm" svg:width="1.482cm" svg:height="0.953cm" draw:z-index="9"><draw:text-box><text:p text:style-name="P2">(1,1)</text:p></draw:text-box></draw:frame><draw:frame draw:style-name="fr3" draw:name="Marco6" text:anchor-type="char" svg:x="10.85cm" svg:y="0.219cm" svg:width="1.482cm" svg:height="0.953cm" draw:z-index="14"><draw:text-box><text:p text:style-name="P2">(1,N)</text:p></draw:text-box></draw:frame><draw:frame draw:style-name="fr3" draw:name="Marco3" text:anchor-type="char" svg:x="15.24cm" svg:y="0.016cm" svg:width="1.482cm" svg:height="0.953cm" draw:z-index="27"><draw:text-box><text:p text:style-name="P2">(1,1)</text:p></draw:text-box></draw:frame></text:p>
      <text:p text:style-name="P18"><draw:g text:anchor-type="char" draw:z-index="22" draw:style-name="gr2"><draw:custom-shape draw:style-name="gr3" draw:text-style-name="P34" svg:width="3.811cm" svg:height="3.176cm" svg:x="13.335cm" svg:y="0.272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6" svg:width="1.906cm" svg:height="1.588cm" svg:x="14.288cm" svg:y="1.066cm"><draw:text-box><text:p text:style-name="P36"><text:span text:style-name="T18"/></text:p><text:p text:style-name="P36"><text:span text:style-name="T17">hacen</text:span></text:p></draw:text-box></draw:frame></draw:g></text:p>
      <text:p text:style-name="P18"/>
      <text:p text:style-name="P19"><draw:frame draw:style-name="fr3" draw:name="Marco7" text:anchor-type="char" svg:x="16.193cm" svg:y="0.282cm" svg:width="1.799cm" svg:height="0.953cm" draw:z-index="23"><draw:text-box><text:p text:style-name="P3">1:N</text:p></draw:text-box></draw:frame></text:p>
      <text:p text:style-name="P18"/>
      <text:p text:style-name="P19"/>
      <text:p text:style-name="P18"/>
      <text:p text:style-name="P18"><draw:frame draw:style-name="fr2" draw:name="Marco9" text:anchor-type="char" svg:x="5.703cm" svg:y="0.069cm" svg:width="3.835cm" svg:height="3.2cm" draw:z-index="4"><draw:text-box><text:p text:style-name="P5">FACTURAS</text:p><text:p text:style-name="P2">#num_factura</text:p><text:p text:style-name="P2">Fecha_factura</text:p><text:p text:style-name="P2">Importe</text:p><text:p text:style-name="P2">Datos_cliente</text:p></draw:text-box></draw:frame><draw:frame draw:style-name="fr3" draw:name="Marco10" text:anchor-type="char" svg:x="9.525cm" svg:y="0.399cm" svg:width="1.482cm" svg:height="0.953cm" draw:z-index="10"><draw:text-box><text:p text:style-name="P2">(1,N)</text:p></draw:text-box></draw:frame><draw:g text:anchor-type="char" draw:z-index="16" draw:style-name="gr2"><draw:custom-shape draw:style-name="gr3" draw:text-style-name="P34" svg:width="3.811cm" svg:height="2.684cm" svg:x="1.27cm" svg:y="0.249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6" svg:width="1.906cm" svg:height="1.343cm" svg:x="2.223cm" svg:y="0.919cm"><draw:text-box><text:p text:style-name="P36"><text:span text:style-name="T17">Son de</text:span></text:p></draw:text-box></draw:frame></draw:g><draw:g text:anchor-type="char" draw:z-index="13" draw:style-name="gr2"><draw:custom-shape draw:style-name="gr3" draw:text-style-name="P34" svg:width="4.28cm" svg:height="2.133cm" svg:x="10.16cm" svg:y="0.303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5" svg:width="2.14cm" svg:height="1.068cm" svg:x="11.231cm" svg:y="0.836cm"><draw:text-box><text:p text:style-name="P35"><text:span text:style-name="T16">Constan de</text:span></text:p></draw:text-box></draw:frame></draw:g></text:p>
      <text:p text:style-name="P19"><draw:frame draw:style-name="fr3" draw:name="Marco8" text:anchor-type="char" svg:x="3.545cm" svg:y="0.053cm" svg:width="1.799cm" svg:height="0.651cm" draw:z-index="11"><draw:text-box><text:p text:style-name="P3">N:N</text:p></draw:text-box></draw:frame></text:p>
      <text:p text:style-name="P19"/>
      <text:p text:style-name="P18"><draw:line text:anchor-type="char" draw:z-index="7" draw:style-name="gr1" draw:text-style-name="P33" svg:x1="10.478cm" svg:y1="0.115cm" svg:x2="9.525cm" svg:y2="0.136cm"><text:p/></draw:line></text:p>
      <text:p text:style-name="P18"><draw:frame draw:style-name="fr3" draw:name="Marco11" text:anchor-type="char" svg:x="-1.693cm" svg:y="0.344cm" svg:width="1.799cm" svg:height="0.953cm" draw:z-index="25"><draw:text-box><text:p text:style-name="P3">1:N</text:p></draw:text-box></draw:frame><draw:g text:anchor-type="char" draw:z-index="21" draw:style-name="gr2"><draw:custom-shape draw:style-name="gr3" draw:text-style-name="P34" svg:width="3.811cm" svg:height="2.625cm" svg:x="-1.27cm" svg:y="0.026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6" svg:width="1.906cm" svg:height="1.313cm" svg:x="-0.317cm" svg:y="0.682cm"><draw:text-box><text:p text:style-name="P36"><text:span text:style-name="T17">tiene</text:span></text:p></draw:text-box></draw:frame></draw:g><draw:line text:anchor-type="char" draw:z-index="6" draw:style-name="gr1" draw:text-style-name="P33" svg:x1="4.128cm" svg:y1="0.014cm" svg:x2="5.716cm" svg:y2="0.035cm"><text:p/></draw:line></text:p>
      <text:p text:style-name="P18"><draw:frame draw:style-name="fr3" draw:name="Marco12" text:anchor-type="char" svg:x="4.445cm" svg:y="0.023cm" svg:width="1.482cm" svg:height="0.953cm" draw:z-index="8"><draw:text-box><text:p text:style-name="P2">(1,N)</text:p></draw:text-box></draw:frame></text:p>
      <text:p text:style-name="P19"><draw:frame draw:style-name="fr3" draw:name="Marco13" text:anchor-type="char" svg:x="15.24cm" svg:y="0.261cm" svg:width="1.482cm" svg:height="0.953cm" draw:z-index="30"><draw:text-box><text:p text:style-name="P2">(1,N)</text:p></draw:text-box></draw:frame><draw:frame draw:style-name="fr3" draw:name="Marco14" text:anchor-type="char" svg:x="11.456cm" svg:y="0.206cm" svg:width="1.799cm" svg:height="0.953cm" draw:z-index="15"><draw:text-box><text:p text:style-name="P3">N:N</text:p></draw:text-box></draw:frame></text:p>
      <text:p text:style-name="P18"/>
      <text:p text:style-name="P18"><draw:frame draw:style-name="fr2" draw:name="Marco15" text:anchor-type="char" svg:x="13.64cm" svg:y="-0.021cm" svg:width="3.835cm" svg:height="3.2cm" draw:z-index="31"><draw:text-box><text:p text:style-name="P5">VUELOS</text:p><text:p text:style-name="P2">#num_vuelo</text:p><text:p text:style-name="P2">Origen_vuelo</text:p><text:p text:style-name="P2">Destino_vuelo</text:p><text:p text:style-name="P2">Fecha_vuelo</text:p><text:p text:style-name="P2">Hora_vuelo</text:p><text:p text:style-name="P2"/></draw:text-box></draw:frame></text:p>
      <text:p text:style-name="P19"/>
      <text:p text:style-name="P19"/>
      <text:p text:style-name="P19"/>
      <text:p text:style-name="P19"/>
      <text:p text:style-name="P19"/>
      <text:p text:style-name="P18"><draw:frame draw:style-name="fr3" draw:name="Marco16" text:anchor-type="char" svg:x="-0.635cm" svg:y="0.097cm" svg:width="1.482cm" svg:height="0.953cm" draw:z-index="29"><draw:text-box><text:p text:style-name="P2">(1,N)</text:p></draw:text-box></draw:frame></text:p>
      <text:p text:style-name="P23"><draw:line text:anchor-type="char" draw:z-index="18" draw:style-name="gr1" draw:text-style-name="P33" svg:x1="15.24cm" svg:y1="5.089cm" svg:x2="15.24cm" svg:y2="0.436cm"><text:p/></draw:line><draw:frame draw:style-name="fr2" draw:name="Marco18" text:anchor-type="char" svg:x="-1.282cm" svg:y="0.247cm" svg:width="3.835cm" svg:height="3.2cm" draw:z-index="20"><draw:text-box><text:p text:style-name="P5">HABITACIONES</text:p><text:p text:style-name="P2">#num_habitación</text:p><text:p text:style-name="P2">Num_camas</text:p><text:p text:style-name="P2">Precio</text:p><text:p text:style-name="P2">Observaciones</text:p><text:p text:style-name="P2">Habitación_ocupada</text:p></draw:text-box></draw:frame></text:p>
      <text:p text:style-name="P23"><draw:frame draw:style-name="fr3" draw:name="Marco17" text:anchor-type="char" svg:x="15.24cm" svg:y="0.093cm" svg:width="1.482cm" svg:height="1.141cm" draw:z-index="28"><draw:text-box><text:p text:style-name="P2">(1,1)</text:p></draw:text-box></draw:frame></text:p>
      <text:p text:style-name="P24"><draw:frame draw:style-name="fr3" draw:name="Marco19" text:anchor-type="char" svg:x="0.635cm" svg:y="2.45cm" svg:width="1.482cm" svg:height="0.953cm" draw:z-index="34"><draw:text-box><text:p text:style-name="P2">(1,1)</text:p></draw:text-box></draw:frame><draw:frame draw:style-name="fr3" draw:name="Marco20" text:anchor-type="char" svg:x="0.635cm" svg:y="5.547cm" svg:width="1.482cm" svg:height="0.953cm" draw:z-index="35"><draw:text-box><text:p text:style-name="P2">(0,N)</text:p></draw:text-box></draw:frame><draw:frame draw:style-name="fr3" draw:name="Marco21" text:anchor-type="char" svg:x="-2.223cm" svg:y="3.642cm" svg:width="1.799cm" svg:height="0.953cm" draw:z-index="36"><draw:text-box><text:p text:style-name="P3">1:N</text:p></draw:text-box></draw:frame><draw:g text:anchor-type="char" draw:z-index="32" draw:style-name="gr2"><draw:custom-shape draw:style-name="gr3" draw:text-style-name="P34" svg:width="3.811cm" svg:height="2.405cm" svg:x="-1.27cm" svg:y="3.143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6" svg:width="1.906cm" svg:height="1.202cm" svg:x="-0.317cm" svg:y="3.744cm"><draw:text-box><text:p text:style-name="P36"><text:span text:style-name="T17">Se hacen</text:span></text:p></draw:text-box></draw:frame></draw:g><draw:frame draw:style-name="fr2" draw:name="Marco22" text:anchor-type="char" svg:x="-1.282cm" svg:y="6.17cm" svg:width="3.835cm" svg:height="2.565cm" draw:z-index="37"><draw:text-box><text:p text:style-name="P5">RESERVAS</text:p><text:p text:style-name="P2">#Cod_reserva</text:p><text:p text:style-name="P2">Fecha_entrada</text:p><text:p text:style-name="P2">Num_noches</text:p></draw:text-box></draw:frame><draw:frame draw:style-name="fr2" draw:name="Marco23" text:anchor-type="char" svg:x="13.323cm" svg:y="3.948cm" svg:width="3.835cm" svg:height="3.2cm" draw:z-index="38"><draw:text-box><text:p text:style-name="P5">PLAZAS_VUELOS</text:p><text:p text:style-name="P2">#cod_plaza</text:p><text:p text:style-name="P2">Num_asiento</text:p><text:p text:style-name="P2">Categoría_plaza</text:p><text:p text:style-name="P2">Precio_plaza</text:p><text:p text:style-name="P2">Plaza_ocupada</text:p></draw:text-box></draw:frame><draw:frame draw:style-name="fr3" draw:name="Marco24" text:anchor-type="char" svg:x="15.24cm" svg:y="3.431cm" svg:width="1.482cm" svg:height="0.953cm" draw:z-index="39"><draw:text-box><text:p text:style-name="P2">(1,N)</text:p></draw:text-box></draw:frame><draw:frame draw:style-name="fr3" draw:name="Marco25" text:anchor-type="char" svg:x="16.193cm" svg:y="0.785cm" svg:width="1.799cm" svg:height="0.953cm" draw:z-index="40"><draw:text-box><text:p text:style-name="P3">1:N</text:p></draw:text-box></draw:frame><draw:g text:anchor-type="char" draw:z-index="24" draw:style-name="gr2"><draw:custom-shape draw:style-name="gr3" draw:text-style-name="P34" svg:width="3.844cm" svg:height="3.176cm" svg:x="13.301cm" svg:y="0.15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4" draw:text-style-name="P37" svg:width="1.922cm" svg:height="1.588cm" svg:x="14.262cm" svg:y="0.944cm"><draw:text-box><text:p text:style-name="P37"><text:span text:style-name="T19">Se compo-nen de</text:span></text:p></draw:text-box></draw:frame></draw:g></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arial" svg:font-family="arial" style:font-family-generic="swiss"/>
    <style:font-face style:name="Arial3" svg:font-family="Aria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horndale AMT1" svg:font-family="'Thorndale AMT'"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AMT" fo:font-size="12pt" fo:language="es" fo:country="ES" style:font-name-asian="Arial2" style:font-size-asian="12pt" style:language-asian="es" style:country-asian="ES" style:font-name-complex="Arial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2" style:font-size-asian="14pt" style:font-name-complex="Arial2" style:font-size-complex="14pt"/>
    </style:style>
    <style:style style:name="List" style:family="paragraph" style:parent-style-name="Text_20_body" style:class="list"/>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age_20_Number" style:display-name="Page Number" style:family="text" style:parent-style-name="Fuente_20_de_20_párrafo_20_predeter."/>
    <style:style style:name="WW8Num2z0" style:family="text">
      <style:text-properties style:font-name="Wingdings"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Times New Roman"/>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cm" fo:margin-bottom="1.251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draw:frame draw:style-name="Mfr1" draw:name="Marco26" text:anchor-type="paragraph" svg:y="0.002cm" fo:min-width="0.041cm" draw:z-index="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nálisis y Diseño de Aplicaciones Informáticas</dc:title>
    <meta:initial-creator>alf</meta:initial-creator>
    <meta:creation-date>2006-11-05T19:08:00</meta:creation-date>
    <dc:date>2011-10-18T08:30:59</dc:date>
    <dc:language>es-ES</dc:language>
    <meta:editing-cycles>35</meta:editing-cycles>
    <meta:editing-duration>PT03H09M24S</meta:editing-duration>
    <meta:document-statistic meta:table-count="0" meta:image-count="0" meta:object-count="0" meta:page-count="3" meta:paragraph-count="64" meta:word-count="400" meta:character-count="2542"/>
    <dc:creator>alfredo </dc:creator>
    <meta:user-defined meta:name="Info 1"/>
    <meta:user-defined meta:name="Info 2"/>
    <meta:user-defined meta:name="Info 3"/>
    <meta:user-defined meta:name="Info 4"/>
  </office:meta>
</office:document-meta>
</file>